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23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Mean</text:p>
          </table:table-cell>
          <table:table-cell table:formula="of:=AVERAGE([.$B$1:.$B$6])" office:value-type="float" office:value="0.928333333333333" calcext:value-type="float">
            <text:p>0.9283333333</text:p>
          </table:table-cell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1:.$B$6])/COUNT([.$B$1:.$B$6]))" office:value-type="float" office:value="0.0976530138352684" calcext:value-type="float">
            <text:p>0.097653013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ode</text:p>
          </table:table-cell>
          <table:table-cell table:formula="of:=MODE([.$B$1:.$B$6])" office:value-type="float" office:value="1.1" calcext:value-type="float">
            <text:p>1.1</text:p>
          </table:table-cell>
          <table:table-cell/>
          <table:table-cell office:value-type="string" calcext:value-type="string">
            <text:p>df</text:p>
          </table:table-cell>
          <table:table-cell table:formula="of:=(COLUMNS([$Sheet1.$B$1:.$B$6]) - 1) * (ROWS([$Sheet1.$B$1:.$B$6]) - 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edian</text:p>
          </table:table-cell>
          <table:table-cell table:formula="of:=MEDIAN([.$B$1:.$B$6])" office:value-type="float" office:value="1" calcext:value-type="float">
            <text:p>1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Sheet1.$B$1:.$B$6]; MMULT(MMULT([$Sheet1.$B$1:.$B$6];TRANSPOSE(IF(COLUMN([$Sheet1.$B$1:.$B$6]))));MMULT(TRANSPOSE(IF(ROW([$Sheet1.$B$1:.$B$6])));[$Sheet1.$B$1:.$B$6])) / SUM([$Sheet1.$B$1:.$B$6]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B$1:.$B$6]; 1)" office:value-type="float" office:value="0.8625" calcext:value-type="float">
            <text:p>0.862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Sheet1.$H$5]; [$Sheet1.$H$4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ird Quartile</text:p>
          </table:table-cell>
          <table:table-cell table:formula="of:=QUARTILE([.$B$1:.$B$6]; 3)" office:value-type="float" office:value="1.1" calcext:value-type="float">
            <text:p>1.1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Sheet1.$H$3]; [$Sheet1.$H$4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riance</text:p>
          </table:table-cell>
          <table:table-cell table:formula="of:=VAR([.$B$1:.$B$6])" office:value-type="float" office:value="0.0572166666666667" calcext:value-type="float">
            <text:p>0.05721666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ndard Deviation</text:p>
          </table:table-cell>
          <table:table-cell table:formula="of:=STDEV([.$B$1:.$B$6])" office:value-type="float" office:value="0.239200055741354" calcext:value-type="float">
            <text:p>0.23920005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rtosis</text:p>
          </table:table-cell>
          <table:table-cell table:formula="of:=KURT([.$B$1:.$B$6])" office:value-type="float" office:value="1.61561713731182" calcext:value-type="float">
            <text:p>1.6156171373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kewness</text:p>
          </table:table-cell>
          <table:table-cell table:formula="of:=SKEW([.$B$1:.$B$6])" office:value-type="float" office:value="-1.3575080107631" calcext:value-type="float">
            <text:p>-1.357508010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nge</text:p>
          </table:table-cell>
          <table:table-cell table:formula="of:=MAX([.$B$1:.$B$6])-MIN([.$B$1:.$B$6])" office:value-type="float" office:value="0.62" calcext:value-type="float">
            <text:p>0.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$B$1:.$B$6])" office:value-type="float" office:value="0.5" calcext:value-type="float">
            <text:p>0.5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$B$1:.$B$6])" office:value-type="float" office:value="1.12" calcext:value-type="float">
            <text:p>1.12</text:p>
          </table:table-cell>
          <table:table-cell/>
          <table:table-cell office:value-type="string" calcext:value-type="string">
            <text:p>Column 1</text:p>
          </table:table-cell>
          <table:table-cell table:formula="of:=COUNT([$Sheet1.$B$1:.$B$6])" office:value-type="float" office:value="6" calcext:value-type="float">
            <text:p>6</text:p>
          </table:table-cell>
          <table:table-cell table:formula="of:=SUM([$Sheet1.$B$1:.$B$6])" office:value-type="float" office:value="5.57" calcext:value-type="float">
            <text:p>5.57</text:p>
          </table:table-cell>
          <table:table-cell table:formula="of:=AVERAGE([$Sheet1.$B$1:.$B$6])" office:value-type="float" office:value="0.928333333333333" calcext:value-type="float">
            <text:p>0.9283333333</text:p>
          </table:table-cell>
          <table:table-cell table:formula="of:=VAR([$Sheet1.$B$1:.$B$6])" office:value-type="float" office:value="0.0572166666666667" calcext:value-type="float">
            <text:p>0.05721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formula="of:=SUM([.$B$1:.$B$6])" office:value-type="float" office:value="5.57" calcext:value-type="float">
            <text:p>5.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unt</text:p>
          </table:table-cell>
          <table:table-cell table:formula="of:=COUNT([.$B$1:.$B$6])" office:value-type="float" office:value="6" calcext:value-type="float">
            <text:p>6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etween Groups</text:p>
          </table:table-cell>
          <table:table-cell table:formula="of:=SUMPRODUCT([$Sheet1.$I$14];[$Sheet1.$J$14])-SUM([$Sheet1.$I$14])^2/SUM([$Sheet1.$H$14])" office:value-type="float" office:value="0" calcext:value-type="float">
            <text:p>0</text:p>
          </table:table-cell>
          <table:table-cell table:formula="of:=COUNT([$Sheet1.$I$14])-1" office:value-type="float" office:value="0" calcext:value-type="float">
            <text:p>0</text:p>
          </table:table-cell>
          <table:table-cell table:formula="of:=[$Sheet1.$H$17] / [$Sheet1.$I$17]" office:value-type="string" office:string-value="" calcext:value-type="error">
            <text:p>#DIV/0!</text:p>
          </table:table-cell>
          <table:table-cell table:formula="of:=[$Sheet1.$J$17] / [$Sheet1.$J$18]" office:value-type="string" office:string-value="" calcext:value-type="error">
            <text:p>#DIV/0!</text:p>
          </table:table-cell>
          <table:table-cell table:formula="of:=LEGACY.FDIST([$Sheet1.$K$17]; [$Sheet1.$I$17]; [$Sheet1.$I$18])" office:value-type="string" office:string-value="" calcext:value-type="error">
            <text:p>#DIV/0!</text:p>
          </table:table-cell>
          <table:table-cell table:formula="of:=LEGACY.FINV([$Sheet1.$H$11]; [$Sheet1.$I$17]; [$Sheet1.$I$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thin Groups</text:p>
          </table:table-cell>
          <table:table-cell table:formula="of:=SUM(DEVSQ([.$B$1:.$B$6]))" office:value-type="float" office:value="0.286083333333333" calcext:value-type="float">
            <text:p>0.2860833333</text:p>
          </table:table-cell>
          <table:table-cell table:formula="of:=SUM([$Sheet1.$H$14])-COUNT([$Sheet1.$H$14])" office:value-type="float" office:value="5" calcext:value-type="float">
            <text:p>5</text:p>
          </table:table-cell>
          <table:table-cell table:formula="of:=[$Sheet1.$H$18] / [$Sheet1.$I$18]" office:value-type="float" office:value="0.0572166666666667" calcext:value-type="float">
            <text:p>0.05721666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DEVSQ([$Sheet1.$B$1:.$B$6])" office:value-type="float" office:value="0.286083333333333" calcext:value-type="float">
            <text:p>0.2860833333</text:p>
          </table:table-cell>
          <table:table-cell table:formula="of:=SUM([$Sheet1.$H$14]) - 1"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A$1:.$A$6] ; [.$B$1:.$B$6])" office:value-type="float" office:value="0.0000449419499812749" calcext:value-type="float">
            <text:p>4.49419499812749E-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A$1:.$A$6] ; [.$B$1:.$B$6])" office:value-type="float" office:value="2.09160306439076" calcext:value-type="float">
            <text:p>2.091603064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A$1:.$A$6] ; [.$B$1:.$B$6])" office:value-type="float" office:value="0.0524322749781536" calcext:value-type="float">
            <text:p>0.0524322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A$1:.$A$6] ; [.$B$1:.$B$6])" office:value-type="float" office:value="3.45132537139528" calcext:value-type="float">
            <text:p>3.451325371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INDEX([.$B$1:.$B$6]; 1; 1)" office:value-type="float" office:value="0.85" calcext:value-type="float">
            <text:p>0.85</text:p>
          </table:table-cell>
          <table:table-cell table:formula="of:=[.$E$30] * [.$D$33] + [.$E$31]" office:value-type="float" office:value="3.49589280512671" calcext:value-type="float">
            <text:p>3.495892805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EX([.$B$1:.$B$6]; 2; 1)" office:value-type="float" office:value="1.1" calcext:value-type="float">
            <text:p>1.1</text:p>
          </table:table-cell>
          <table:table-cell table:formula="of:=[.$E$30] * [.$D$34] + [.$E$31]" office:value-type="float" office:value="3.50900087387125" calcext:value-type="float">
            <text:p>3.509000873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EX([.$B$1:.$B$6]; 3; 1)" office:value-type="float" office:value="1.12" calcext:value-type="float">
            <text:p>1.12</text:p>
          </table:table-cell>
          <table:table-cell table:formula="of:=[.$E$30] * [.$D$35] + [.$E$31]" office:value-type="float" office:value="3.51004951937081" calcext:value-type="float">
            <text:p>3.510049519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EX([.$B$1:.$B$6]; 4; 1)" office:value-type="float" office:value="0.5" calcext:value-type="float">
            <text:p>0.5</text:p>
          </table:table-cell>
          <table:table-cell table:formula="of:=[.$E$30] * [.$D$36] + [.$E$31]" office:value-type="float" office:value="3.47754150888436" calcext:value-type="float">
            <text:p>3.477541508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EX([.$B$1:.$B$6]; 5; 1)" office:value-type="float" office:value="0.9" calcext:value-type="float">
            <text:p>0.9</text:p>
          </table:table-cell>
          <table:table-cell table:formula="of:=[.$E$30] * [.$D$37] + [.$E$31]" office:value-type="float" office:value="3.49851441887562" calcext:value-type="float">
            <text:p>3.498514418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EX([.$B$1:.$B$6]; 6; 1)" office:value-type="float" office:value="1.1" calcext:value-type="float">
            <text:p>1.1</text:p>
          </table:table-cell>
          <table:table-cell table:formula="of:=[.$E$30] * [.$D$38] + [.$E$31]" office:value-type="float" office:value="3.50900087387125" calcext:value-type="float">
            <text:p>3.50900087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3:48:58.514832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39:15.929305628</meta:creation-date>
    <dc:date>2017-09-28T16:55:01.142763370</dc:date>
    <meta:editing-duration>PT5M33S</meta:editing-duration>
    <meta:editing-cycles>4</meta:editing-cycles>
    <meta:generator>LibreOffice/5.1.6.2$Linux_X86_64 LibreOffice_project/10m0$Build-2</meta:generator>
    <meta:document-statistic meta:table-count="1" meta:cell-count="111" meta:object-count="0"/>
  </office:meta>
</office:document-meta>
</file>